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11111" draw:marker-start-width="0.279cm" draw:marker-end-width="0.279cm" draw:fill-color="#9999ff" draw:textarea-horizontal-align="justify" draw:textarea-vertical-align="middle" draw:auto-grow-height="false" fo:min-height="1.528cm" fo:min-width="3.3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f8c67b" draw:textarea-horizontal-align="justify" draw:textarea-vertical-align="middle" draw:auto-grow-height="false" fo:min-height="1.476cm" fo:min-width="4.39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11111" draw:marker-start-width="0.279cm" draw:marker-end-width="0.279cm" draw:fill-color="#f8c67b" draw:textarea-horizontal-align="justify" draw:textarea-vertical-align="middle" draw:auto-grow-height="false" fo:min-height="1.476cm" fo:min-width="3.2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476cm" fo:min-width="3.25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8c67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1.778cm" svg:x="9.941cm" svg:y="5.701cm">
          <text:p text:style-name="P1">:K3Object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947cm" svg:height="1.778cm" svg:x="15.002cm" svg:y="1.51cm">
          <text:p text:style-name="P3"><text:span text:style-name="T1">:HashMap.Ent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947cm" svg:height="1.778cm" svg:x="4.602cm" svg:y="1.51cm">
          <text:p text:style-name="P1"><text:span text:style-name="T2">:HashMap.Entry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.075cm" svg:y1="3.288cm" svg:x2="11.846cm" svg:y2="5.701cm" draw:start-shape="id1" draw:start-glue-point="2" draw:end-shape="id2" draw:end-glue-point="0" svg:d="M7075 3288l4771 2413" svg:viewBox="0 0 4772 2414">
          <text:p/>
        </draw:connector>
        <draw:connector draw:style-name="gr3" draw:text-style-name="P5" draw:layer="layout" draw:type="line" svg:x1="17.475cm" svg:y1="3.288cm" svg:x2="11.846cm" svg:y2="5.701cm" draw:start-shape="id3" draw:start-glue-point="2" draw:end-shape="id2" draw:end-glue-point="0" svg:d="M17475 3288l-5629 2413" svg:viewBox="0 0 5630 2414">
          <text:p/>
        </draw:connector>
        <draw:custom-shape draw:style-name="gr4" draw:text-style-name="P4" xml:id="id5" draw:id="id5" draw:layer="layout" svg:width="3.81cm" svg:height="1.778cm" svg:x="18.941cm" svg:y="5.701cm">
          <text:p text:style-name="P3"><text:span text:style-name="T1">:K3Proper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81cm" svg:height="1.778cm" svg:x="1.541cm" svg:y="5.701cm">
          <text:p text:style-name="P3"><text:span text:style-name="T1">:K3Property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.075cm" svg:y1="3.288cm" svg:x2="3.446cm" svg:y2="5.701cm" draw:start-shape="id1" draw:start-glue-point="2" draw:end-shape="id4" draw:end-glue-point="0" svg:d="M7075 3288l-3629 2413" svg:viewBox="0 0 3630 2414">
          <text:p/>
        </draw:connector>
        <draw:connector draw:style-name="gr3" draw:text-style-name="P5" draw:layer="layout" draw:type="line" svg:x1="17.475cm" svg:y1="3.288cm" svg:x2="20.846cm" svg:y2="5.701cm" draw:start-shape="id3" draw:start-glue-point="2" draw:end-shape="id5" draw:end-glue-point="0" svg:d="M17475 3288l3371 2413" svg:viewBox="0 0 3372 2414">
          <text:p/>
        </draw:connector>
        <draw:custom-shape draw:style-name="gr4" draw:text-style-name="P4" xml:id="id6" draw:id="id6" draw:layer="layout" svg:width="3.81cm" svg:height="1.778cm" svg:x="9.941cm" svg:y="9.801cm">
          <text:p text:style-name="P3"><text:span text:style-name="T1">:int[100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81cm" svg:height="1.778cm" svg:x="18.941cm" svg:y="9.801cm">
          <text:p text:style-name="P3"><text:span text:style-name="T1">:Str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3.81cm" svg:height="1.778cm" svg:x="1.541cm" svg:y="9.801cm">
          <text:p text:style-name="P3"><text:span text:style-name="T1">:Integ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846cm" svg:y1="7.479cm" svg:x2="11.846cm" svg:y2="9.801cm" draw:start-shape="id2" draw:start-glue-point="2" draw:end-shape="id6" draw:end-glue-point="0" svg:d="M11846 7479v2322" svg:viewBox="0 0 1 2323">
          <text:p/>
        </draw:connector>
        <draw:connector draw:style-name="gr3" draw:text-style-name="P5" draw:layer="layout" draw:type="line" svg:x1="3.446cm" svg:y1="7.479cm" svg:x2="3.446cm" svg:y2="9.801cm" draw:start-shape="id4" draw:start-glue-point="2" draw:end-shape="id7" draw:end-glue-point="0" svg:d="M3446 7479v2322" svg:viewBox="0 0 1 2323">
          <text:p/>
        </draw:connector>
        <draw:connector draw:style-name="gr3" draw:text-style-name="P5" draw:layer="layout" draw:type="line" svg:x1="20.846cm" svg:y1="7.479cm" svg:x2="20.846cm" svg:y2="9.801cm" draw:start-shape="id5" draw:start-glue-point="2" draw:end-shape="id8" draw:end-glue-point="0" svg:d="M20846 7479v2322" svg:viewBox="0 0 1 2323">
          <text:p/>
        </draw:connector>
        <draw:custom-shape draw:style-name="gr5" draw:text-style-name="P6" xml:id="id9" draw:id="id9" draw:layer="layout" svg:width="3.81cm" svg:height="1.778cm" svg:x="18.941cm" svg:y="14.401cm">
          <text:p text:style-name="P1">:Clas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0.846cm" svg:y1="11.579cm" svg:x2="20.846cm" svg:y2="14.401cm" draw:start-shape="id8" draw:start-glue-point="2" draw:end-shape="id9" draw:end-glue-point="0" svg:d="M20846 11579v2822" svg:viewBox="0 0 1 2823">
          <text:p/>
        </draw:connector>
        <draw:frame draw:style-name="gr6" draw:text-style-name="P7" draw:layer="layout" svg:width="2.159cm" svg:height="1.143cm" svg:x="9.56cm" svg:y="3.542cm">
          <draw:text-box>
            <text:p>key</text:p>
          </draw:text-box>
        </draw:frame>
        <draw:frame draw:style-name="gr6" draw:text-style-name="P7" draw:layer="layout" svg:width="2.159cm" svg:height="1.143cm" svg:x="13.161cm" svg:y="3.543cm">
          <draw:text-box>
            <text:p>key</text:p>
          </draw:text-box>
        </draw:frame>
        <draw:frame draw:style-name="gr6" draw:text-style-name="P7" draw:layer="layout" svg:width="2.159cm" svg:height="1.143cm" svg:x="19.261cm" svg:y="3.543cm">
          <draw:text-box>
            <text:p>value</text:p>
          </draw:text-box>
        </draw:frame>
        <draw:frame draw:style-name="gr6" draw:text-style-name="P7" draw:layer="layout" svg:width="2.159cm" svg:height="1.143cm" svg:x="3.362cm" svg:y="3.544cm">
          <draw:text-box>
            <text:p>value</text:p>
          </draw:text-box>
        </draw:frame>
        <draw:frame draw:style-name="gr6" draw:text-style-name="P7" draw:layer="layout" svg:width="2.159cm" svg:height="1.143cm" svg:x="11.862cm" svg:y="7.944cm">
          <draw:text-box>
            <text:p>field</text:p>
          </draw:text-box>
        </draw:frame>
        <draw:frame draw:style-name="gr6" draw:text-style-name="P7" draw:layer="layout" svg:width="2.159cm" svg:height="1.143cm" svg:x="20.962cm" svg:y="7.944cm">
          <draw:text-box>
            <text:p>value</text:p>
          </draw:text-box>
        </draw:frame>
        <draw:frame draw:style-name="gr6" draw:text-style-name="P7" draw:layer="layout" svg:width="2.159cm" svg:height="1.143cm" svg:x="3.662cm" svg:y="8.044cm">
          <draw:text-box>
            <text:p>value</text:p>
          </draw:text-box>
        </draw:frame>
        <draw:frame draw:style-name="gr6" draw:text-style-name="P7" draw:layer="layout" svg:width="2.159cm" svg:height="1.143cm" svg:x="21.262cm" svg:y="12.244cm">
          <draw:text-box>
            <text:p>class</text:p>
          </draw:text-box>
        </draw:frame>
        <draw:g>
          <draw:line draw:style-name="gr7" draw:text-style-name="P5" draw:layer="layout" svg:x1="20.217cm" svg:y1="13.218cm" svg:x2="21.36cm" svg:y2="12.075cm">
            <text:p/>
          </draw:line>
          <draw:line draw:style-name="gr7" draw:text-style-name="P5" draw:layer="layout" svg:x1="20.29cm" svg:y1="12.075cm" svg:x2="21.36cm" svg:y2="13.2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7:37:58.759586900</meta:creation-date>
    <dc:date>2015-10-10T21:00:15.933927415</dc:date>
    <meta:editing-duration>PT18M21S</meta:editing-duration>
    <meta:editing-cycles>6</meta:editing-cycles>
    <meta:generator>LibreOffice/4.4.2.2$Linux_X86_64 LibreOffice_project/40m0$Build-2</meta:generator>
    <meta:document-statistic meta:object-count="28"/>
  </office:meta>
</office:document-meta>
</file>